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ulka1" style:family="table">
      <style:table-properties style:width="17cm" fo:margin-top="0.499cm" fo:margin-bottom="0cm" table:align="center"/>
    </style:style>
    <style:style style:name="Tabulka1.A" style:family="table-column">
      <style:table-column-properties style:column-width="8.498cm"/>
    </style:style>
    <style:style style:name="Tabulka1.B" style:family="table-column">
      <style:table-column-properties style:column-width="8.502cm"/>
    </style:style>
    <style:style style:name="Tabulka1.A1" style:family="table-cell">
      <style:table-cell-properties fo:padding="0.199cm" fo:border="0.05pt solid #000000" style:writing-mode="page"/>
    </style:style>
    <style:style style:name="Tabulka1.A2" style:family="table-cell">
      <style:table-cell-properties fo:padding="0.199cm" fo:border-left="0.05pt solid #000000" fo:border-right="none" fo:border-top="none" fo:border-bottom="0.05pt solid #000000" style:writing-mode="page"/>
    </style:style>
    <style:style style:name="Tabulka1.B2" style:family="table-cell">
      <style:table-cell-properties fo:padding="0.199cm" fo:border-left="0.05pt solid #000000" fo:border-right="0.05pt solid #000000" fo:border-top="none" fo:border-bottom="0.05pt solid #000000" style:writing-mode="page"/>
    </style:style>
    <style:style style:name="Tabulka1.5" style:family="table-row">
      <style:table-row-properties style:min-row-height="2cm"/>
    </style:style>
    <style:style style:name="Tabulka2" style:family="table">
      <style:table-properties style:width="17cm" fo:margin-top="0.499cm" fo:margin-bottom="0cm" table:align="center"/>
    </style:style>
    <style:style style:name="Tabulka2.A" style:family="table-column">
      <style:table-column-properties style:column-width="13.998cm"/>
    </style:style>
    <style:style style:name="Tabulka2.B" style:family="table-column">
      <style:table-column-properties style:column-width="3.002cm"/>
    </style:style>
    <style:style style:name="Tabulka2.1" style:family="table-row">
      <style:table-row-properties style:min-row-height="1cm"/>
    </style:style>
    <style:style style:name="Tabulka2.A1" style:family="table-cell">
      <style:table-cell-properties fo:background-color="#999999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ulka2.B1" style:family="table-cell">
      <style:table-cell-properties fo:background-color="#999999" fo:padding="0.049cm" fo:border="0.05pt solid #000000" style:writing-mode="page">
        <style:background-image/>
      </style:table-cell-properties>
    </style:style>
    <style:style style:name="Tabulka2.A2" style:family="table-cell">
      <style:table-cell-properties fo:padding="0.4cm" fo:border-left="0.05pt solid #000000" fo:border-right="none" fo:border-top="none" fo:border-bottom="0.05pt solid #000000" style:writing-mode="page"/>
    </style:style>
    <style:style style:name="Tabulka2.B2" style:family="table-cell">
      <style:table-cell-properties fo:padding="0.4cm" fo:border-left="0.05pt solid #000000" fo:border-right="0.05pt solid #000000" fo:border-top="none" fo:border-bottom="0.05pt solid #000000" style:writing-mode="page"/>
    </style:style>
    <style:style style:name="Tabulka2.A3" style:family="table-cell">
      <style:table-cell-properties fo:padding="0.4cm" fo:border-left="0.05pt solid #000000" fo:border-right="none" fo:border-top="none" fo:border-bottom="0.05pt solid #000000" style:writing-mode="page"/>
    </style:style>
    <style:style style:name="Tabulka2.B3" style:family="table-cell">
      <style:table-cell-properties fo:padding="0.4cm" fo:border-left="0.05pt solid #000000" fo:border-right="0.05pt solid #000000" fo:border-top="none" fo:border-bottom="0.05pt solid #000000" style:writing-mode="page"/>
    </style:style>
    <style:style style:name="Tabulka2.A4" style:family="table-cell">
      <style:table-cell-properties fo:padding="0.4cm" fo:border-left="0.05pt solid #000000" fo:border-right="none" fo:border-top="none" fo:border-bottom="0.05pt solid #000000" style:writing-mode="page"/>
    </style:style>
    <style:style style:name="Tabulka2.B4" style:family="table-cell">
      <style:table-cell-properties fo:padding="0.4cm" fo:border-left="0.05pt solid #000000" fo:border-right="0.05pt solid #000000" fo:border-top="none" fo:border-bottom="0.05pt solid #000000" style:writing-mode="page"/>
    </style:style>
    <style:style style:name="Tabulka2.A5" style:family="table-cell">
      <style:table-cell-properties fo:padding="0.4cm" fo:border-left="0.05pt solid #000000" fo:border-right="none" fo:border-top="none" fo:border-bottom="0.05pt solid #000000" style:writing-mode="page"/>
    </style:style>
    <style:style style:name="Tabulka2.B5" style:family="table-cell">
      <style:table-cell-properties fo:padding="0.4cm" fo:border-left="0.05pt solid #000000" fo:border-right="0.05pt solid #000000" fo:border-top="none" fo:border-bottom="0.05pt solid #000000" style:writing-mode="page"/>
    </style:style>
    <style:style style:name="Tabulka2.A6" style:family="table-cell">
      <style:table-cell-properties fo:padding="0.4cm" fo:border-left="0.05pt solid #000000" fo:border-right="none" fo:border-top="none" fo:border-bottom="0.05pt solid #000000" style:writing-mode="page"/>
    </style:style>
    <style:style style:name="Tabulka2.B6" style:family="table-cell">
      <style:table-cell-properties fo:padding="0.4cm" fo:border-left="0.05pt solid #000000" fo:border-right="0.05pt solid #000000" fo:border-top="none" fo:border-bottom="0.05pt solid #000000" style:writing-mode="page"/>
    </style:style>
    <style:style style:name="Tabulka2.A7" style:family="table-cell">
      <style:table-cell-properties fo:padding="0.4cm" fo:border-left="0.05pt solid #000000" fo:border-right="none" fo:border-top="none" fo:border-bottom="0.05pt solid #000000" style:writing-mode="page"/>
    </style:style>
    <style:style style:name="Tabulka2.B7" style:family="table-cell">
      <style:table-cell-properties fo:padding="0.4cm" fo:border-left="0.05pt solid #000000" fo:border-right="0.05pt solid #000000" fo:border-top="none" fo:border-bottom="0.05pt solid #000000" style:writing-mode="page"/>
    </style:style>
    <style:style style:name="Tabulka2.A8" style:family="table-cell">
      <style:table-cell-properties fo:padding="0.4cm" fo:border-left="0.05pt solid #000000" fo:border-right="none" fo:border-top="none" fo:border-bottom="0.05pt solid #000000" style:writing-mode="page"/>
    </style:style>
    <style:style style:name="Tabulka2.B8" style:family="table-cell">
      <style:table-cell-properties fo:padding="0.4cm" fo:border-left="0.05pt solid #000000" fo:border-right="0.05pt solid #000000" fo:border-top="none" fo:border-bottom="0.05pt solid #000000" style:writing-mode="page"/>
    </style:style>
    <style:style style:name="Tabulka2.A9" style:family="table-cell">
      <style:table-cell-properties fo:padding="0.4cm" fo:border-left="0.05pt solid #000000" fo:border-right="none" fo:border-top="none" fo:border-bottom="0.05pt solid #000000" style:writing-mode="page"/>
    </style:style>
    <style:style style:name="Tabulka2.B9" style:family="table-cell">
      <style:table-cell-properties fo:padding="0.4cm" fo:border-left="0.05pt solid #000000" fo:border-right="0.05pt solid #000000" fo:border-top="none" fo:border-bottom="0.05pt solid #000000" style:writing-mode="page"/>
    </style:style>
    <style:style style:name="Tabulka2.A10" style:family="table-cell">
      <style:table-cell-properties fo:padding="0.4cm" fo:border-left="0.05pt solid #000000" fo:border-right="none" fo:border-top="none" fo:border-bottom="0.05pt solid #000000" style:writing-mode="page"/>
    </style:style>
    <style:style style:name="Tabulka2.B10" style:family="table-cell">
      <style:table-cell-properties fo:padding="0.4cm" fo:border-left="0.05pt solid #000000" fo:border-right="0.05pt solid #000000" fo:border-top="none" fo:border-bottom="0.05pt solid #000000" style:writing-mode="page"/>
    </style:style>
    <style:style style:name="Tabulka2.11" style:family="table-row">
      <style:table-row-properties style:min-row-height="1.894cm"/>
    </style:style>
    <style:style style:name="Tabulka2.A11" style:family="table-cell">
      <style:table-cell-properties fo:padding="0.4cm" fo:border-left="0.05pt solid #000000" fo:border-right="none" fo:border-top="none" fo:border-bottom="0.05pt solid #000000" style:writing-mode="page"/>
    </style:style>
    <style:style style:name="Tabulka2.B11" style:family="table-cell">
      <style:table-cell-properties fo:padding="0.4cm" fo:border-left="0.05pt solid #000000" fo:border-right="0.05pt solid #000000" fo:border-top="none" fo:border-bottom="0.05pt solid #000000" style:writing-mode="page"/>
    </style:style>
    <style:style style:name="Tabulka2.12" style:family="table-row">
      <style:table-row-properties style:min-row-height="1.448cm"/>
    </style:style>
    <style:style style:name="Tabulka2.A12" style:family="table-cell">
      <style:table-cell-properties fo:padding="0.4cm" fo:border-left="0.05pt solid #000000" fo:border-right="none" fo:border-top="none" fo:border-bottom="0.05pt solid #000000" style:writing-mode="page"/>
    </style:style>
    <style:style style:name="Tabulka2.B12" style:family="table-cell">
      <style:table-cell-properties fo:padding="0.4cm" fo:border-left="0.05pt solid #000000" fo:border-right="0.05pt solid #000000" fo:border-top="none" fo:border-bottom="0.05pt solid #000000" style:writing-mode="page"/>
    </style:style>
    <style:style style:name="P1" style:family="paragraph" style:parent-style-name="Title">
      <style:text-properties fo:color="#000000" loext:opacity="100%" fo:font-size="16pt" officeooo:rsid="000bdf13" officeooo:paragraph-rsid="000bdf13" fo:background-color="transparent" style:font-size-asian="16pt" style:font-size-complex="16pt"/>
    </style:style>
    <style:style style:name="P2" style:family="paragraph" style:parent-style-name="Table_20_Heading">
      <style:paragraph-properties fo:margin-top="0.199cm" fo:margin-bottom="0cm" style:contextual-spacing="false" fo:text-align="center" style:justify-single-word="false" style:vertical-align="middle"/>
      <style:text-properties fo:color="#000000" loext:opacity="100%" style:font-name="Arial" fo:font-weight="bold" officeooo:rsid="000cf75a" officeooo:paragraph-rsid="000cf75a" style:font-weight-asian="bold" style:font-weight-complex="bold"/>
    </style:style>
    <style:style style:name="P3" style:family="paragraph" style:parent-style-name="Table_20_Contents">
      <style:paragraph-properties fo:margin-top="0.199cm" fo:margin-bottom="0cm" style:contextual-spacing="false" fo:text-align="center" style:justify-single-word="false" style:vertical-align="middle"/>
      <style:text-properties fo:color="#000000" loext:opacity="100%" style:font-name="Arial" fo:font-size="12pt" fo:font-weight="bold" officeooo:rsid="000cf75a" officeooo:paragraph-rsid="000cf75a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size="12pt" officeooo:rsid="000bdf13" officeooo:paragraph-rsid="000bdf13" style:font-size-asian="12pt" style:font-size-complex="12pt"/>
    </style:style>
    <style:style style:name="P5" style:family="paragraph" style:parent-style-name="Table_20_Contents">
      <style:text-properties fo:font-size="12pt" officeooo:rsid="000cf75a" officeooo:paragraph-rsid="000cf75a" style:font-size-asian="12pt" style:font-size-complex="12pt"/>
    </style:style>
    <style:style style:name="P6" style:family="paragraph" style:parent-style-name="Table_20_Contents">
      <style:text-properties officeooo:rsid="000cf75a" officeooo:paragraph-rsid="000cf75a"/>
    </style:style>
    <style:style style:name="P7" style:family="paragraph" style:parent-style-name="Table_20_Contents">
      <style:text-properties fo:font-weight="bold" officeooo:rsid="000cf75a" officeooo:paragraph-rsid="000cf75a" style:font-weight-asian="bold" style:font-weight-complex="bold"/>
    </style:style>
    <style:style style:name="P8" style:family="paragraph" style:parent-style-name="Table_20_Contents">
      <style:text-properties fo:font-weight="bold" officeooo:rsid="00161382" officeooo:paragraph-rsid="00161382" style:font-weight-asian="bold" style:font-weight-complex="bold"/>
    </style:style>
    <style:style style:name="P9" style:family="paragraph" style:parent-style-name="Table_20_Contents">
      <style:text-properties officeooo:rsid="000e4421" officeooo:paragraph-rsid="000e4421"/>
    </style:style>
    <style:style style:name="P10" style:family="paragraph" style:parent-style-name="Table_20_Contents">
      <style:text-properties officeooo:rsid="000e4421" officeooo:paragraph-rsid="000f6cb6"/>
    </style:style>
    <style:style style:name="P11" style:family="paragraph" style:parent-style-name="Table_20_Contents">
      <style:text-properties officeooo:rsid="0013483e" officeooo:paragraph-rsid="0013483e"/>
    </style:style>
    <style:style style:name="P12" style:family="paragraph" style:parent-style-name="Table_20_Contents">
      <style:text-properties officeooo:rsid="000f6cb6" officeooo:paragraph-rsid="000f6cb6"/>
    </style:style>
    <style:style style:name="P13" style:family="paragraph" style:parent-style-name="Table_20_Contents">
      <style:text-properties officeooo:rsid="00110af3" officeooo:paragraph-rsid="00110af3"/>
    </style:style>
    <style:style style:name="P14" style:family="paragraph" style:parent-style-name="Table_20_Contents">
      <style:text-properties officeooo:rsid="0015033c" officeooo:paragraph-rsid="0015033c"/>
    </style:style>
    <style:style style:name="P15" style:family="paragraph" style:parent-style-name="Standard">
      <style:paragraph-properties style:text-autospace="none"/>
      <style:text-properties officeooo:paragraph-rsid="00292e16"/>
    </style:style>
    <style:style style:name="P16" style:family="paragraph" style:parent-style-name="Text_20_body">
      <style:text-properties fo:font-size="16pt" officeooo:rsid="000bdf13" officeooo:paragraph-rsid="000bdf13" fo:background-color="#999999" style:font-size-asian="16pt" style:font-size-complex="16pt"/>
    </style:style>
    <style:style style:name="P17" style:family="paragraph" style:parent-style-name="Table_20_Contents">
      <style:text-properties officeooo:rsid="000e85b0" officeooo:paragraph-rsid="000f6cb6"/>
    </style:style>
    <style:style style:name="P18" style:family="paragraph" style:parent-style-name="Table_20_Contents" style:list-style-name="L1">
      <style:text-properties officeooo:rsid="000e4421" officeooo:paragraph-rsid="000e4421"/>
    </style:style>
    <style:style style:name="P19" style:family="paragraph" style:parent-style-name="Table_20_Contents" style:list-style-name="L3">
      <style:text-properties officeooo:rsid="000e4421" officeooo:paragraph-rsid="000f6cb6"/>
    </style:style>
    <style:style style:name="P20" style:family="paragraph" style:parent-style-name="Table_20_Contents" style:list-style-name="L1">
      <style:text-properties officeooo:rsid="0030656e" officeooo:paragraph-rsid="0030656e"/>
    </style:style>
    <style:style style:name="P21" style:family="paragraph" style:parent-style-name="Table_20_Contents" style:list-style-name="L2">
      <style:text-properties officeooo:rsid="0030656e" officeooo:paragraph-rsid="0030656e"/>
    </style:style>
    <style:style style:name="P22" style:family="paragraph" style:parent-style-name="Table_20_Contents" style:list-style-name="L2">
      <style:text-properties officeooo:rsid="000e85b0" officeooo:paragraph-rsid="000f6cb6"/>
    </style:style>
    <style:style style:name="P23" style:family="paragraph" style:parent-style-name="Table_20_Contents" style:list-style-name="L3">
      <style:text-properties officeooo:rsid="000e85b0" officeooo:paragraph-rsid="000f6cb6"/>
    </style:style>
    <style:style style:name="P24" style:family="paragraph" style:parent-style-name="Table_20_Contents" style:list-style-name="L2">
      <style:text-properties officeooo:rsid="00300421" officeooo:paragraph-rsid="00300421"/>
    </style:style>
    <style:style style:name="P25" style:family="paragraph" style:parent-style-name="Table_20_Contents" style:list-style-name="L2">
      <style:text-properties officeooo:rsid="0013483e" officeooo:paragraph-rsid="0013483e"/>
    </style:style>
    <style:style style:name="P26" style:family="paragraph" style:parent-style-name="Table_20_Contents" style:list-style-name="L4">
      <style:text-properties officeooo:rsid="0013483e" officeooo:paragraph-rsid="0013483e"/>
    </style:style>
    <style:style style:name="P27" style:family="paragraph" style:parent-style-name="Table_20_Contents" style:list-style-name="L6">
      <style:text-properties officeooo:rsid="0013483e" officeooo:paragraph-rsid="0013483e"/>
    </style:style>
    <style:style style:name="P28" style:family="paragraph" style:parent-style-name="Table_20_Contents" style:list-style-name="L2">
      <style:text-properties officeooo:rsid="002616a3" officeooo:paragraph-rsid="002616a3"/>
    </style:style>
    <style:style style:name="P29" style:family="paragraph" style:parent-style-name="Table_20_Contents" style:list-style-name="L2">
      <style:text-properties officeooo:rsid="00198d2e" officeooo:paragraph-rsid="00198d2e"/>
    </style:style>
    <style:style style:name="P30" style:family="paragraph" style:parent-style-name="Table_20_Contents" style:list-style-name="L2">
      <style:text-properties officeooo:rsid="001d4445" officeooo:paragraph-rsid="001d4445"/>
    </style:style>
    <style:style style:name="P31" style:family="paragraph" style:parent-style-name="Table_20_Contents" style:list-style-name="L2">
      <style:text-properties fo:font-weight="bold" officeooo:rsid="00292e16" officeooo:paragraph-rsid="00292e16" style:font-weight-asian="bold" style:font-weight-complex="bold"/>
    </style:style>
    <style:style style:name="P32" style:family="paragraph" style:parent-style-name="Table_20_Contents" style:list-style-name="L3">
      <style:text-properties officeooo:paragraph-rsid="002cf4f1"/>
    </style:style>
    <style:style style:name="P33" style:family="paragraph" style:parent-style-name="Table_20_Contents" style:list-style-name="L3">
      <style:text-properties officeooo:rsid="000f6cb6" officeooo:paragraph-rsid="000f6cb6"/>
    </style:style>
    <style:style style:name="P34" style:family="paragraph" style:parent-style-name="Table_20_Contents" style:list-style-name="L4">
      <style:text-properties officeooo:rsid="00110af3" officeooo:paragraph-rsid="00110af3"/>
    </style:style>
    <style:style style:name="P35" style:family="paragraph" style:parent-style-name="Table_20_Contents" style:list-style-name="L5">
      <style:text-properties officeooo:rsid="00110af3" officeooo:paragraph-rsid="00110af3"/>
    </style:style>
    <style:style style:name="P36" style:family="paragraph" style:parent-style-name="Table_20_Contents" style:list-style-name="L6">
      <style:text-properties officeooo:rsid="0015033c" officeooo:paragraph-rsid="0015033c"/>
    </style:style>
    <style:style style:name="P37" style:family="paragraph" style:parent-style-name="Table_20_Contents" style:list-style-name="L7">
      <style:text-properties officeooo:rsid="0015033c" officeooo:paragraph-rsid="0015033c"/>
    </style:style>
    <style:style style:name="P38" style:family="paragraph" style:parent-style-name="Table_20_Contents" style:list-style-name="L8">
      <style:text-properties officeooo:rsid="0015033c" officeooo:paragraph-rsid="0015033c"/>
    </style:style>
    <style:style style:name="P39" style:family="paragraph" style:parent-style-name="Table_20_Contents" style:list-style-name="L7">
      <style:text-properties officeooo:rsid="001c2a70" officeooo:paragraph-rsid="001c2a70"/>
    </style:style>
    <style:style style:name="P40" style:family="paragraph" style:parent-style-name="Table_20_Contents" style:list-style-name="L8">
      <style:text-properties officeooo:rsid="00161382" officeooo:paragraph-rsid="00161382"/>
    </style:style>
    <style:style style:name="P41" style:family="paragraph" style:parent-style-name="Table_20_Contents" style:list-style-name="L9">
      <style:text-properties officeooo:rsid="00161382" officeooo:paragraph-rsid="00161382"/>
    </style:style>
    <style:style style:name="P42" style:family="paragraph" style:parent-style-name="Table_20_Contents" style:list-style-name="L9">
      <style:text-properties officeooo:rsid="00161382" officeooo:paragraph-rsid="0017adc3"/>
    </style:style>
    <style:style style:name="P43" style:family="paragraph" style:parent-style-name="Table_20_Contents" style:list-style-name="L9">
      <style:text-properties officeooo:rsid="0017adc3" officeooo:paragraph-rsid="0017adc3"/>
    </style:style>
    <style:style style:name="P44" style:family="paragraph" style:parent-style-name="Table_20_Contents" style:list-style-name="L2">
      <style:text-properties officeooo:rsid="003128b8" officeooo:paragraph-rsid="003128b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f75a" style:font-weight-asian="bold" style:font-weight-complex="bold"/>
    </style:style>
    <style:style style:name="T4" style:family="text">
      <style:text-properties officeooo:rsid="000cf75a"/>
    </style:style>
    <style:style style:name="T5" style:family="text">
      <style:text-properties officeooo:rsid="0022609e"/>
    </style:style>
    <style:style style:name="T6" style:family="text">
      <style:text-properties officeooo:rsid="002ae554"/>
    </style:style>
    <style:style style:name="T7" style:family="text">
      <style:text-properties officeooo:rsid="0027eb7b"/>
    </style:style>
    <style:style style:name="T8" style:family="text">
      <style:text-properties officeooo:rsid="001b2616"/>
    </style:style>
    <style:style style:name="T9" style:family="text">
      <style:text-properties officeooo:rsid="000e85b0"/>
    </style:style>
    <style:style style:name="T10" style:family="text">
      <style:text-properties officeooo:rsid="00110af3"/>
    </style:style>
    <style:style style:name="T11" style:family="text">
      <style:text-properties officeooo:rsid="0013483e"/>
    </style:style>
    <style:style style:name="T12" style:family="text">
      <style:text-properties officeooo:rsid="0022c51a"/>
    </style:style>
    <style:style style:name="T13" style:family="text">
      <style:text-properties officeooo:rsid="002671e3"/>
    </style:style>
    <style:style style:name="T14" style:family="text">
      <style:text-properties officeooo:rsid="0015033c"/>
    </style:style>
    <style:style style:name="T15" style:family="text">
      <style:text-properties officeooo:rsid="0022771f"/>
    </style:style>
    <style:style style:name="T16" style:family="text">
      <style:text-properties officeooo:rsid="0021ddeb"/>
    </style:style>
    <style:style style:name="T17" style:family="text">
      <style:text-properties fo:color="#000000" loext:opacity="100%" fo:font-style="italic" fo:font-weight="bold" style:font-name-asian="Arial Narrow" style:font-style-asian="italic" style:font-weight-asian="bold" style:font-name-complex="Arial Narrow" style:font-style-complex="italic" style:font-weight-complex="bold"/>
    </style:style>
    <style:style style:name="T18" style:family="text">
      <style:text-properties fo:color="#000000" loext:opacity="100%" fo:font-style="italic" style:font-name-asian="Arial Narrow" style:font-style-asian="italic" style:font-name-complex="Arial Narrow" style:font-style-complex="italic"/>
    </style:style>
    <style:style style:name="T19" style:family="text">
      <style:text-properties officeooo:rsid="002cf4f1"/>
    </style:style>
    <style:style style:name="T20" style:family="text">
      <style:text-properties officeooo:rsid="002e832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UPŠ A VOŠ TURNOV</text:span> – ČASOVÝ ROZVRH UČIVA 2024/2025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table:number-columns-spanned="2" office:value-type="string">
            <text:p text:style-name="P4"><text:span text:style-name="T2">Vyučující: </text:span><text:span text:style-name="T4">Petr Horáček, Di</text:span><text:span text:style-name="T5">S</text:span><text:span text:style-name="T4">.</text:span></text:p>
          </table:table-cell>
          <table:covered-table-cell/>
        </table:table-row>
        <table:table-row>
          <table:table-cell table:style-name="Tabulka1.A2" office:value-type="string">
            <text:p text:style-name="P6"><text:span text:style-name="T2">Předmět:</text:span> <text:span text:style-name="T6">ITZ</text:span></text:p>
          </table:table-cell>
          <table:table-cell table:style-name="Tabulka1.B2" office:value-type="string">
            <text:p text:style-name="P5"><text:span text:style-name="T2">Ročník/třída:</text:span> 1.A, 1.B</text:p>
          </table:table-cell>
        </table:table-row>
        <table:table-row>
          <table:table-cell table:style-name="Tabulka1.A2" office:value-type="string">
            <text:p text:style-name="P6"><text:span text:style-name="T2">Hod/týden:</text:span> 2</text:p>
          </table:table-cell>
          <table:table-cell table:style-name="Tabulka1.B2" office:value-type="string">
            <text:p text:style-name="Table_20_Contents"><text:span text:style-name="T2">Zn. uč</text:span><text:span text:style-name="T3">eb. Osnovy:</text:span><text:span text:style-name="T4"> </text:span>SUPŠ/682/2022 </text:p>
          </table:table-cell>
        </table:table-row>
        <table:table-row>
          <table:table-cell table:style-name="Tabulka1.A2" office:value-type="string">
            <text:p text:style-name="P6"><text:span text:style-name="T2">Celkem hodin:</text:span> <text:span text:style-name="T7">68</text:span></text:p>
          </table:table-cell>
          <table:table-cell table:style-name="Tabulka1.B2" office:value-type="string">
            <text:p text:style-name="P7">Schválil dne:</text:p>
          </table:table-cell>
        </table:table-row>
        <table:table-row table:style-name="Tabulka1.5">
          <table:table-cell table:style-name="Tabulka1.A2" office:value-type="string">
            <text:p text:style-name="P7">Podpis:</text:p>
          </table:table-cell>
          <table:table-cell table:style-name="Tabulka1.B2" office:value-type="string">
            <text:p text:style-name="P7">Podpis ředitelky:</text:p>
          </table:table-cell>
        </table:table-row>
      </table:table>
      <table:table table:name="Tabulka2" table:style-name="Tabulka2">
        <table:table-column table:style-name="Tabulka2.A"/>
        <table:table-column table:style-name="Tabulka2.B"/>
        <table:table-row table:style-name="Tabulka2.1">
          <table:table-cell table:style-name="Tabulka2.A1" office:value-type="string">
            <text:p text:style-name="P2">TEMATICKÝ CELEK</text:p>
          </table:table-cell>
          <table:table-cell table:style-name="Tabulka2.B1" office:value-type="string">
            <text:p text:style-name="P3">MĚSÍC</text:p>
          </table:table-cell>
        </table:table-row>
        <table:table-row>
          <table:table-cell table:style-name="Tabulka2.A2" office:value-type="string">
            <text:p text:style-name="P9">Úvod</text:p>
            <text:list text:style-name="L1">
              <text:list-item>
                <text:p text:style-name="P18">stavba počítače</text:p>
              </text:list-item>
              <text:list-item>
                <text:p text:style-name="P18">funkce periferií počítače</text:p>
              </text:list-item>
              <text:list-item>
                <text:p text:style-name="P18">rozšiřující periferie počítače (grafická karta, zvuková karta, …)</text:p>
              </text:list-item>
              <text:list-item>
                <text:p text:style-name="P20">Základní jednotky paměti (bit, byte, …)</text:p>
              </text:list-item>
              <text:list-item>
                <text:p text:style-name="P20">Co je to informce, data + instrukce = algoritmus</text:p>
              </text:list-item>
            </text:list>
          </table:table-cell>
          <table:table-cell table:style-name="Tabulka2.B2" office:value-type="string">
            <text:p text:style-name="Table_20_Contents">Září</text:p>
          </table:table-cell>
        </table:table-row>
        <table:table-row>
          <table:table-cell table:style-name="Tabulka2.A3" office:value-type="string">
            <text:p text:style-name="P17">Základy programování</text:p>
            <text:list xml:id="list1495076344" text:style-name="L2">
              <text:list-item>
                <text:p text:style-name="P21">Co je to algoritmus</text:p>
              </text:list-item>
              <text:list-item>
                <text:p text:style-name="P22">úvod do algoritmizace a programových paradigmat</text:p>
              </text:list-item>
              <text:list-item>
                <text:p text:style-name="P22">vývoj programovacích jazyků</text:p>
              </text:list-item>
              <text:list-item>
                <text:p text:style-name="P44">robot karel</text:p>
              </text:list-item>
              <text:list-item>
                <text:p text:style-name="P24">binární reprezentace dat</text:p>
              </text:list-item>
              <text:list-item>
                <text:p text:style-name="P25">nastavení prostředí pro vývoj v jazyce C</text:p>
              </text:list-item>
              <text:list-item>
                <text:p text:style-name="P22">úvod do programovacího jazyka C</text:p>
              </text:list-item>
              <text:list-item>
                <text:p text:style-name="P28">příprava projektu, Makefile</text:p>
              </text:list-item>
              <text:list-item>
                <text:p text:style-name="P29">řetězce v jazyce C <text:span text:style-name="T8">a práce s textem</text:span></text:p>
              </text:list-item>
              <text:list-item>
                <text:p text:style-name="P22">správa paměti počítače a práce se soubory</text:p>
              </text:list-item>
              <text:list-item>
                <text:p text:style-name="P30">běhové výjimky a jejich ošetření</text:p>
              </text:list-item>
              <text:list-item>
                <text:p text:style-name="P22">návrhové vzory programování</text:p>
              </text:list-item>
              <text:list-item>
                <text:p text:style-name="P31">Samostatný projekt v jazyce C <text:span text:style-name="T20">(šfrování/dešifrování enigmy)</text:span></text:p>
              </text:list-item>
            </text:list>
          </table:table-cell>
          <table:table-cell table:style-name="Tabulka2.B3" office:value-type="string">
            <text:p text:style-name="P9">Říjen</text:p>
          </table:table-cell>
        </table:table-row>
        <table:table-row>
          <table:table-cell table:style-name="Tabulka2.A4" office:value-type="string">
            <text:p text:style-name="P10">Úvod do počítačových sítí a síťové bezpečnosti</text:p>
            <text:list text:style-name="L3">
              <text:list-item>
                <text:p text:style-name="P19">účel počítačových sítí</text:p>
              </text:list-item>
              <text:list-item>
                <text:p text:style-name="P23">síťová rozhraní a přenosová média</text:p>
              </text:list-item>
              <text:list-item>
                <text:p text:style-name="P23">lokální sítě a internet</text:p>
              </text:list-item>
              <text:list-item>
                <text:p text:style-name="P33">síťové periferie (router, modem, switch, hub, ...)</text:p>
              </text:list-item>
              <text:list-item>
                <text:p text:style-name="P19">adresování počítačů v síti a rodina protokolů TCP/IP, <text:span text:style-name="T9">problém IPv4</text:span></text:p>
              </text:list-item>
              <text:list-item>
                <text:p text:style-name="P19">protokol<text:span text:style-name="T9">y</text:span> DNS, <text:span text:style-name="T9">FTP, HTTP, HTTPS, DHCP</text:span></text:p>
              </text:list-item>
              <text:list-item>
                <text:p text:style-name="P23">síťová bezpečnost dos, ddos, main in the middle, šifrování, firewall, VPN</text:p>
              </text:list-item>
              <text:list-item>
                <text:p text:style-name="P32"><text:span text:style-name="T9">hacking, <text:s/>spam, scam, </text:span><text:span text:style-name="T19">cold call, </text:span><text:span text:style-name="T9">p</text:span>hishing, <text:span text:style-name="T9">deep-fake</text:span><text:span text:style-name="T19">,</text:span><text:span text:style-name="T9"> zprávy </text:span><text:span text:style-name="T10">a obrázky </text:span><text:span text:style-name="T9">generované pomocí AI</text:span></text:p>
              </text:list-item>
              <text:list-item>
                <text:p text:style-name="P23">problémy sociálních sítí a vliv na <text:span text:style-name="T10">zdraví</text:span></text:p>
              </text:list-item>
              <text:list-item>
                <text:p text:style-name="P23">ověřování a dohledávání informací</text:p>
              </text:list-item>
              <text:list-item>
                <text:p text:style-name="P33"><text:soft-page-break/>praktická ukázka síťové komunikace v jazyce C </text:p>
              </text:list-item>
            </text:list>
          </table:table-cell>
          <table:table-cell table:style-name="Tabulka2.B4" office:value-type="string">
            <text:p text:style-name="P9">Listopad</text:p>
          </table:table-cell>
        </table:table-row>
        <table:table-row>
          <table:table-cell table:style-name="Tabulka2.A5" office:value-type="string">
            <text:p text:style-name="P12">Úvod do programování počítačové grafiky</text:p>
            <text:list text:style-name="L4">
              <text:list-item>
                <text:p text:style-name="P34">rozhraní pro práci s grafickým HW (DirectX, OpenGL, Vulkan)</text:p>
              </text:list-item>
              <text:list-item>
                <text:p text:style-name="P26">příprava prostředí pro programování s rozhraním Vulkan</text:p>
              </text:list-item>
              <text:list-item>
                <text:p text:style-name="P26">matematika pro počítačovou grafiku (pouze přehled, lineární algebra, vektory, matice, geometrie, ...)</text:p>
              </text:list-item>
              <text:list-item>
                <text:p text:style-name="P34">základy práce s rozhraním Vulkan</text:p>
              </text:list-item>
              <text:list-item>
                <text:p text:style-name="P34"><text:span text:style-name="T11">g</text:span>rafická pipeline ve Vulkanu</text:p>
              </text:list-item>
              <text:list-item>
                <text:p text:style-name="P34"><text:span text:style-name="T11">ú</text:span>vod do GLSL a shaderů </text:p>
              </text:list-item>
              <text:list-item>
                <text:p text:style-name="P34"><text:span text:style-name="T11">z</text:span>obrazování ve 2D a 3D prostoru</text:p>
              </text:list-item>
            </text:list>
          </table:table-cell>
          <table:table-cell table:style-name="Tabulka2.B5" office:value-type="string">
            <text:p text:style-name="P9">Prosinec</text:p>
          </table:table-cell>
        </table:table-row>
        <table:table-row>
          <table:table-cell table:style-name="Tabulka2.A6" office:value-type="string">
            <text:p text:style-name="P13">Úvod do herních enginů</text:p>
            <text:list text:style-name="L5">
              <text:list-item>
                <text:p text:style-name="P35">co je to herní engine</text:p>
              </text:list-item>
              <text:list-item>
                <text:p text:style-name="P35">popis funkce herního enginu (renderovací modul, multimedi<text:span text:style-name="T12">á</text:span>lní modul, modul vstupu, modul správy prostředků, modul pro tvorbu botů, modul síťové komunikace, modul herní fyziky, modul pro tvorbu AI)</text:p>
              </text:list-item>
              <text:list-item>
                <text:p text:style-name="P35">Modul pro správu zdrojů (RAII, <text:span text:style-name="T13">paměťové </text:span>alokátory)</text:p>
              </text:list-item>
              <text:list-item>
                <text:p text:style-name="P35">Práce s dynamickými daty (Kolekce, třídění, ...)</text:p>
              </text:list-item>
            </text:list>
          </table:table-cell>
          <table:table-cell table:style-name="Tabulka2.B6" office:value-type="string">
            <text:p text:style-name="P9">Leden</text:p>
          </table:table-cell>
        </table:table-row>
        <table:table-row>
          <table:table-cell table:style-name="Tabulka2.A7" office:value-type="string">
            <text:p text:style-name="P11">Pokročilé <text:span text:style-name="T14">techniky </text:span>vykreslování</text:p>
            <text:list text:style-name="L6">
              <text:list-item>
                <text:p text:style-name="P27">textury </text:p>
              </text:list-item>
              <text:list-item>
                <text:p text:style-name="P27">rozdělení scény na chunky pro efektivnější vykreslování</text:p>
              </text:list-item>
              <text:list-item>
                <text:p text:style-name="P36">import modelu do grafické scény</text:p>
              </text:list-item>
              <text:list-item>
                <text:p text:style-name="P36">herní smyčka</text:p>
              </text:list-item>
              <text:list-item>
                <text:p text:style-name="P36">herní stav a ukládání/načítání herního stavu ze souboru</text:p>
              </text:list-item>
            </text:list>
          </table:table-cell>
          <table:table-cell table:style-name="Tabulka2.B7" office:value-type="string">
            <text:p text:style-name="P9">Únor</text:p>
          </table:table-cell>
        </table:table-row>
        <table:table-row>
          <table:table-cell table:style-name="Tabulka2.A8" office:value-type="string">
            <text:p text:style-name="P14">Návrh softwaru a debugování</text:p>
            <text:list text:style-name="L7">
              <text:list-item>
                <text:p text:style-name="P37">popis a specifikace funkce softwaru</text:p>
              </text:list-item>
              <text:list-item>
                <text:p text:style-name="P37">UML diagramy pro popis funkce</text:p>
              </text:list-item>
              <text:list-item>
                <text:p text:style-name="P37">techniky debugování</text:p>
              </text:list-item>
              <text:list-item>
                <text:p text:style-name="P39">logování</text:p>
              </text:list-item>
              <text:list-item>
                <text:p text:style-name="P37">testování softwaru</text:p>
              </text:list-item>
            </text:list>
          </table:table-cell>
          <table:table-cell table:style-name="Tabulka2.B8" office:value-type="string">
            <text:p text:style-name="P9">Březen</text:p>
          </table:table-cell>
        </table:table-row>
        <table:table-row>
          <table:table-cell table:style-name="Tabulka2.A9" office:value-type="string">
            <text:p text:style-name="P14">Herní fyzika</text:p>
            <text:list text:style-name="L8">
              <text:list-item>
                <text:p text:style-name="P38">detekce kolize objektů</text:p>
              </text:list-item>
              <text:list-item>
                <text:p text:style-name="P40">cyklus den/noc</text:p>
              </text:list-item>
              <text:list-item>
                <text:p text:style-name="P40">gravitace, <text:span text:style-name="T15">působení sil a vzájemná interakce</text:span></text:p>
              </text:list-item>
              <text:list-item>
                <text:p text:style-name="P40">pohyb postav</text:p>
              </text:list-item>
            </text:list>
          </table:table-cell>
          <table:table-cell table:style-name="Tabulka2.B9" office:value-type="string">
            <text:p text:style-name="P9">Duben</text:p>
          </table:table-cell>
        </table:table-row>
        <table:table-row>
          <table:table-cell table:style-name="Tabulka2.A10" table:number-rows-spanned="2" office:value-type="string">
            <text:p text:style-name="P8">Praktická část – tvorba vlastní hry</text:p>
            <text:list text:style-name="L9">
              <text:list-item>
                <text:p text:style-name="P41">otevřený svět hry</text:p>
              </text:list-item>
              <text:list-item>
                <text:p text:style-name="P42">návrh herní logiky</text:p>
              </text:list-item>
              <text:list-item>
                <text:p text:style-name="P41">tvorba prostředí hry</text:p>
              </text:list-item>
              <text:list-item>
                <text:p text:style-name="P43">ladění, testování <text:span text:style-name="T16">a rozšiřování </text:span>výsledné hry</text:p>
              </text:list-item>
            </text:list>
          </table:table-cell>
          <table:table-cell table:style-name="Tabulka2.B10" office:value-type="string">
            <text:p text:style-name="P9">Květen</text:p>
          </table:table-cell>
        </table:table-row>
        <table:table-row table:style-name="Tabulka2.11">
          <table:covered-table-cell table:style-name="Tabulka2.A10"/>
          <table:table-cell table:style-name="Tabulka2.B11" office:value-type="string">
            <text:p text:style-name="P9">Červen</text:p>
          </table:table-cell>
        </table:table-row>
        <table:table-row table:style-name="Tabulka2.12">
          <table:table-cell table:style-name="Tabulka2.A10" office:value-type="string">
            <text:p text:style-name="P15"><text:span text:style-name="T17">* tučně zvýrazněné</text:span><text:span text:style-name="T18"> – obsaženy ověřovací úkoly nutné ke splnění klasifikace</text:span></text:p>
          </table:table-cell>
          <table:table-cell table:style-name="Tabulka2.B11" office:value-type="string">
            <text:p text:style-name="P9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solid" draw:fill-color="#808080"/>
      <style:paragraph-properties fo:margin-left="0cm" fo:margin-right="0cm" fo:margin-top="0.4cm" fo:margin-bottom="0.21cm" style:contextual-spacing="false" fo:text-align="center" style:justify-single-word="false" fo:text-indent="0cm" style:auto-text-indent="false" style:page-number="auto" fo:background-color="#808080" fo:padding="0cm" fo:border="none">
        <style:tab-stops/>
      </style:paragraph-properties>
      <style:text-properties fo:font-size="28pt" fo:font-weight="bold" fo:background-color="#808080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 style:vertical-align="middl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14:30:24.414000000</meta:creation-date>
    <dc:date>2024-10-03T08:06:59.926000000</dc:date>
    <meta:editing-duration>PT4H43M21S</meta:editing-duration>
    <meta:editing-cycles>29</meta:editing-cycles>
    <meta:generator>LibreOffice/7.4.3.2$Windows_X86_64 LibreOffice_project/1048a8393ae2eeec98dff31b5c133c5f1d08b890</meta:generator>
    <meta:document-statistic meta:table-count="2" meta:image-count="0" meta:object-count="0" meta:page-count="2" meta:paragraph-count="90" meta:word-count="473" meta:character-count="2885" meta:non-whitespace-character-count="2552"/>
  </office:meta>
</office:document-meta>
</file>